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212cm" svg:stroke-color="#34b3fb" draw:marker-start-width="0.518cm" draw:marker-end-width="0.518cm" draw:fill-color="#0369a3" draw:textarea-horizontal-align="justify" draw:textarea-vertical-align="middle" draw:auto-grow-height="false" fo:min-height="8.349cm" fo:min-width="13.69cm" fo:padding-top="0.231cm" fo:padding-bottom="0.231cm" fo:padding-left="0.356cm" fo:padding-right="0.356cm" loext:decorative="false">
        <loext:stroke-complex-color loext:theme-type="accent2" loext:color-type="theme">
          <loext:transformation loext:type="lummod" loext:value="6000"/>
          <loext:transformation loext:type="lumoff" loext:value="4000"/>
        </loext:stroke-complex-color>
        <loext:fill-complex-color loext:theme-type="accent2" loext:color-type="theme">
          <loext:transformation loext:type="lumoff" loext:value="0"/>
        </loext:fill-complex-color>
      </style:graphic-properties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0369a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BC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xml:id="id2" draw:id="id2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YZ</text:p>
          </draw:text-box>
        </draw:frame>
        <anim:par presentation:node-type="timing-root">
          <anim:par smil:begin="id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0" xml:id="id3" draw:id="id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23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 xml:id="id4" draw:id="id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idden</text:p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Default" presentation:presentation-page-layout-name="AL1T1" xml:id="id5" draw:id="id5">
        <office:forms form:automatic-focus="false" form:apply-design-mode="false"/>
        <draw:custom-shape draw:style-name="gr2" draw:text-style-name="P2" draw:layer="layout" svg:width="14.19cm" svg:height="8.599cm" svg:x="6.905cm" svg:y="3.57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</meta:initial-creator>
    <meta:creation-date>2024-06-26T16:15:12.660045340</meta:creation-date>
    <dc:date>2024-06-27T13:18:19.307933441</dc:date>
    <meta:editing-duration>PT13M9S</meta:editing-duration>
    <meta:editing-cycles>2</meta:editing-cycles>
    <meta:generator>Collabora_OfficeDev/24.04.4.2$Linux_X86_64 LibreOffice_project/cefe556b9198b5dba18256d30ddcfcfda03f18c8</meta:generator>
    <meta:document-statistic meta:object-count="36"/>
  </office:meta>
</office:document-meta>
</file>